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Subtitle">
      <style:paragraph-properties fo:break-before="page"/>
    </style:style>
    <style:style style:name="P4" style:family="paragraph" style:parent-style-name="Text_20_body">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ubtitle">
      <style:paragraph-properties fo:text-align="center" style:justify-single-word="false"/>
    </style:style>
    <style:style style:name="P7" style:family="paragraph" style:parent-style-name="Contents_20_1">
      <style:paragraph-properties>
        <style:tab-stops>
          <style:tab-stop style:position="6.6925in" style:type="right" style:leader-style="dotted" style:leader-text="."/>
        </style:tab-stops>
      </style:paragraph-properties>
    </style:style>
    <style:style style:name="P8" style:family="paragraph" style:parent-style-name="Contents_20_2">
      <style:paragraph-properties>
        <style:tab-stops>
          <style:tab-stop style:position="6.4957in" style:type="right" style:leader-style="dotted" style:leader-text="."/>
        </style:tab-stops>
      </style:paragraph-properties>
    </style:style>
    <style:style style:name="P9" style:family="paragraph" style:parent-style-name="Standard">
      <style:text-properties style:font-name="Liberation Sans"/>
    </style:style>
    <style:style style:name="P10" style:family="paragraph" style:parent-style-name="Standard">
      <style:text-properties style:font-name="Liberation Sans" fo:font-weight="bold" style:font-weight-asian="bold" style:font-weight-complex="bold"/>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New1"/>
    </style:style>
    <style:style style:name="T4"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JBossTS Test Orchestration Package</text:p>
      <text:p text:style-name="Title">Programmer's Guide</text:p>
      <text:p text:style-name="P6">Version 0.1.1</text:p>
      <text:p text:style-name="Subtitle">1<text:span text:style-name="T4">st</text:span> October 2008</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Introduction<text:tab/>4</text:p>
          <text:p text:style-name="P8">Event Condition Action Rules<text:tab/>4</text:p>
          <text:p text:style-name="P8">Agent Transformation<text:tab/>4</text:p>
          <text:p text:style-name="P8">ECA Rule Engine<text:tab/>5</text:p>
          <text:p text:style-name="P7">Rule Language<text:tab/>6</text:p>
          <text:p text:style-name="P8">Rule Events<text:tab/>6</text:p>
          <text:p text:style-name="P8">Rule Bindings<text:tab/>7</text:p>
          <text:p text:style-name="P8">Rule Expressions<text:tab/>8</text:p>
          <text:p text:style-name="P8">Rule Conditions<text:tab/>9</text:p>
          <text:p text:style-name="P8">Rule Actions<text:tab/>10</text:p>
          <text:p text:style-name="P7">Rule Language Built-Ins<text:tab/>10</text:p>
          <text:p text:style-name="P8">Helpers and Built-In Operations<text:tab/>11</text:p>
          <text:p text:style-name="P8">Countdowns<text:tab/>11</text:p>
          <text:p text:style-name="P8">Waiters<text:tab/>12</text:p>
          <text:p text:style-name="P8">Flags<text:tab/>13</text:p>
          <text:p text:style-name="P8">Tracing<text:tab/>13</text:p>
          <text:p text:style-name="P8">Aborting Execution<text:tab/>13</text:p>
          <text:p text:style-name="P8">Other Builtins<text:tab/>14</text:p>
          <text:p text:style-name="P7">Using The Orchestration Package<text:tab/>14</text:p>
          <text:p text:style-name="P8">Obtaining the sources<text:tab/>14</text:p>
          <text:p text:style-name="P8">Building the package<text:tab/>14</text:p>
          <text:p text:style-name="P8">Using The Package<text:tab/>14</text:p>
        </text:index-body>
      </text:table-of-content>
      <text:p text:style-name="Subtitle"/>
      <text:p text:style-name="P5">Legal Notices</text:p>
      <text:p text:style-name="P9">The information contained in this documentation is subject to change without notice.</text:p>
      <text:p text:style-name="P9">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10">Copyright</text:p>
      <text:p text:style-name="P9">JBoss, Home of Professional Open Source. Copyright 2008, Red Hat Middleware LLC, and individual contributors by the @authors tag. See the copyright.txt in the distribution for a full listing of individual contributors.</text:p>
      <text:p text:style-name="P9">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9">See the GNU General Public License for more details.</text:p>
      <text:p text:style-name="P9">You should have received a copy of the GNU Lesser General Public License along with this software; if not, write to the Free Software Foundation, Inc., 51 Franklin St, Fifth Floor, Boston, MA 02110-1301 USA, or see the FSF site: http://www.fsf.org. </text:p>
      <text:p text:style-name="P10">Restricted Rights Legend</text:p>
      <text:p text:style-name="P9">Use, duplication, or disclosure is subject to restrictions as set forth in contract subdivision (c)(1)(ii) of the Rights in Technical Data and Computer Software clause 52.227-FAR14.</text:p>
      <text:p text:style-name="P4"/>
      <text:h text:style-name="Heading_20_1" text:outline-level="1">Introduction</text:h>
      <text:p text:style-name="Text_20_body">The orchestration package is a tool designed primarily to support automation of tests for multi-threaded and multi-JVM Java applications. The package provides two means of modifying application program behaviour. Firstly, it allows side-effects to be introduced at specified points during execution. A suite of operations are supported which can be used to coordinate the activities of independent threads e.g. by introducing delays, waits and signals, countdowns, flag operations and so on. Trace statements are also supported so that test deployment scripts can track progress of a test run and identify successful or unsuccessful test completion. Further application-specific side-effects can also be implemented by introducing invocations of publicly accessible application or JVM methods at arbitrary points in the application code.</text:p>
      <text:p text:style-name="Text_20_body">The second option supported by the tool is to subvert the behaviour of application code by modifying execution paths. The package allows early return from methods with the option of supplying a different return value to the one the application would normally compute. It also enables runtime exceptions (i.e. instances of <text:span text:style-name="Code_20_Text">RuntimeException</text:span> or its subclasses) to be thrown at arbitrary points in method code, effectively either aborting a thread or, at least, where a catch-all handler is employed, the portion of that thread's call tree bounded by the handler and the throw point. Other, application-specific exceptions may also be thrown so long as the method from which the throw occurs declares the exception in its throws list. Finally, the package allows a machine crash to be simulated by configuring an immediate exit from the JVM when it is detected that a suitable point during the application life-cycle has been reached.</text:p>
      <text:h text:style-name="Heading_20_2" text:outline-level="2">Event Condition Action Rules</text:h>
      <text:p text:style-name="Text_20_body">The orchestration tool explicitly avoids the need for direct modification of application code. It employs an Event Condition Action (ECA) <text:s/>rule language. The three components of these rules, event, condition and action, are used, respectively, to define:</text:p>
      <text:list text:style-name="L1">
        <text:list-item>
          <text:p text:style-name="P11"><text:span text:style-name="T1">where</text:span> during application execution a side-effect should occur</text:p>
        </text:list-item>
        <text:list-item>
          <text:p text:style-name="P11"><text:span text:style-name="T1">whether</text:span> the side-effect should happen or not</text:p>
        </text:list-item>
        <text:list-item>
          <text:p text:style-name="P11"><text:span text:style-name="T1">what</text:span> the side effect should be</text:p>
        </text:list-item>
      </text:list>
      <text:p text:style-name="Text_20_body">Each test is expected to define a set of rules specifying the side-effects it wishes to introduce into the application under test. Rules may be supplied in a single script or as a set of scripts, the latter allowing reuse of rules across related tests.</text:p>
      <text:h text:style-name="Heading_20_2" text:outline-level="2">Agent Transformation</text:h>
      <text:p text:style-name="Text_20_body">At JVM bootstrap the set of rules is read by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orchestration package agent is responsible for monitoring method code as it is loaded and identifying <text:span text:style-name="T1">trigger points</text:span> where the rule engine code should be invoked. This allows the rule engine to introduce the desired side effects.</text:p>
      <text:p text:style-name="Text_20_body">The agent inserts <text:span text:style-name="T1">trigger calls</text:span> into code at each point which matches a rule event (the <text:span text:style-name="T1">where</text:span> part of the rule). <text:s/>Trigger calls are calls to the rule execution engine which identify the <text:span text:style-name="T1">trigger method</text:span>, i.e. the method which contains the trigger point, and the rule which has been matched. If several rules match the same trigger point then there will be a sequence <text:soft-page-break/>of trigger calls, one for each matching rule. When a trigger call occurs the rule execution engine locates the relevant rul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and arguments to the rule engine and these are made available to the condition and action via rule bindings. This allows data from the triggering context to be tested in the condition in order to decide whether to <text:span text:style-name="T2">fire</text:span> the rule and to be employed as a target or parameter for rule actions. The event specification includes a binding specification which can introduce bindings for additional variables by invoking methods or operations on the method bindings and/or static data. Note that the agent will eventually be updated to support binding of values for local variables which are in scope at the trigger point.</text:p>
      <text:p text:style-name="Text_20_body">The agent also compiles exception handler code into the trigger method in order to deal with exceptions which might arise during rule processing. This is not intended to catch <text:s/>exceptions which arise because of errors detected during operation of the rule execution engine. These are caught and dealt with internally. Exceptions are only thrown out of the execution engine to alter the flow of control through the triggering method. Normally, after returning from a trigger call the triggering thread continues to execute the original method code. However, it is possible for rule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us avoiding normal execution of the remaining code in the body of the triggering method.</text:p>
      <text:h text:style-name="Heading_20_2" text:outline-level="2">ECA Rule Engine</text:h>
      <text:p text:style-name="Text_20_body">The rule execution engine consists of a rule parser, type checker and interpreter/compiler. The rule parser is invoked by the agent during bootstrap. This provides enough information to enable the agent to identify potential trigger points. Rules cannot be type checked and compiled until the class and method bytecode they refer to has been loaded. This is because type checking requires identifying properties of the trigger class and, potentially, of classes it mention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bytecode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Currently, trigger calls execute a rule by interpreting the rule parse tree. The rule engine creates an instance of a helper class (the inner class <text:span text:style-name="Code_20_Text">Rule.Helper</text:span>) to provide a context for each trigger call. This helper instance stores the bindings for the method parameters <text:soft-page-break/>and for variables introduced by the rule event. This ensures that concurrent triggers of the same rule from different threads do not interfere with each other. The default helper class implements methods which perform binding of the rule's event variables (method <text:span text:style-name="Code_20_Text">bind</text:span>), testing of the rule's condition (method <text:span text:style-name="Code_20_Text">test</text:span>) and execution of the rule's actions (method <text:span text:style-name="Code_20_Text">fire</text:span>). These implementations all work by interpreting the parse tree. In future this will be optimized by having the rule compiler generate a specialization of the helper class for each trigger point. This generated class will include runtime-generated code for the bind, test and fire methods derived from the type checked parse tree.</text:p>
      <text:h text:style-name="Heading_20_1" text:outline-level="1">Rule Language</text:h>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h text:style-name="Heading_20_2" text:outline-level="2">Rule Events</text:h>
      <text:p text:style-name="Text_20_body">Currently, rule event specifications are limited either to invocations of a <text:span text:style-name="T1">target</text:span> method associated with a <text:span text:style-name="T1">target</text:span> class or execution of a particular source code line in a <text:span text:style-name="T2">target</text:span> method. Target methods can be either static or instance methods or constructors. In future, the rule language may be extended to include other events such as, for example, accesses to instance or static fields. So, at present, rule specifications have the following structure</text:p>
      <text:p text:style-name="Code"># rule skeleton<text:line-break/>RULE &lt;rule name&gt;<text:line-break/>CLASS &lt;class name&gt;<text:line-break/>METHOD &lt;method name&gt;<text:line-break/>LINE &lt;line number&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text:soft-page-break/>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optional <text:span text:style-name="Code_20_Text">LINE</text:span> number specification. The text following the line keyword must be able to be parsed to derive an integer line number. This directs the agent to insert the trigger call at the start of a particular line in the source code. If there is no executable code at the specified line or the line is not within the body of the selected method then the agent will not insert a trigger point (note that it does not currently print an error in such cases because this may merely indicate that the rule does not apply to this particular class or method – <text:span text:style-name="T1">perhaps this behaviour needs revising</text:span>?).</text:p>
      <text:p text:style-name="Text_20_body">Note:</text:p>
      <text:p text:style-name="Text_20_body">Currently the agent code will only transform code for classes which belong to the <text:span text:style-name="Code_20_Text">com.arjuna</text:span> and <text:span text:style-name="Code_20_Text">org.jboss</text:span> packages. It will not transform any classes in package <text:span text:style-name="Code_20_Text">org.jboss.jbossts.orchestration</text:span> (the orchestration package itself). </text:p>
      <text:h text:style-name="Heading_20_2" text:outline-level="2">Rule Bindings</text:h>
      <text:p text:style-name="Text_20_body">The event specification also contains a binding specification which computes values for variables which can subsequently be referenced in the rule body. These values will be computed each time the rule is triggered before testing the rule condition. For example,</text:p>
      <text:p text:style-name="Code"><text:soft-page-break/># binding example<text:line-break/>RULE countdown at commit<text:line-break/>CLASS com.arjuna.wst11.messaging.engines.CoordinatorEngine<text:line-break/>METHOD commit<text:line-break/>LINE 316<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h text:style-name="Heading_20_2" text:outline-level="2">Rule Expressions</text:h>
      <text:p text:style-name="Text_20_body">Expressions which occur on the right hand side of the <text:span text:style-name="Code_20_Text">=</text:span> operator in event bindings can be simple expressions i.e.</text:p>
      <text:list text:style-name="L2">
        <text:list-item>
          <text:p text:style-name="P12">references to bound variables</text:p>
        </text:list-item>
        <text:list-item>
          <text:p text:style-name="P12">static data references</text:p>
        </text:list-item>
        <text:list-item>
          <text:p text:style-name="P12">primitive literals</text:p>
        </text:list-item>
        <text:list-item>
          <text:p text:style-name="P12">field accesses</text:p>
        </text:list-item>
        <text:list-item>
          <text:p text:style-name="P12">method invocations</text:p>
        </text:list-item>
        <text:list-item>
          <text:p text:style-name="P12">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or a method invocation <text:span text:style-name="Code_20_Text">engine.isRecovered()</text:span>.</text:p>
      <text:p text:style-name="Text_20_body">Note:</text:p>
      <text:list text:style-name="L3">
        <text:list-item>
          <text:p text:style-name="P13">The assignment operator is not available for use in expressions. It can only be employed at the top level in binding specifications.</text:p>
        </text:list-item>
        <text:list-item>
          <text:p text:style-name="P13">Use of the new operator is not currently allowed in expressions.</text:p>
        </text:list-item>
        <text:list-item>
          <text:p text:style-name="P13">throw and return operations are only allowed in rule expressions (see below). <text:soft-page-break/>However, specific exceptions may be thrown by calling builtin operations.</text:p>
        </text:list-item>
      </text:list>
      <text:list text:style-name="L4">
        <text:list-item>
          <text:p text:style-name="P14">Also, the current parser is a little ropey (antlr is a bit of a crock to work with – bison, where art thou?) so you may need to use brackets to ensure the correct precedence.</text:p>
        </text:list-item>
        <text:list-item>
          <text:p text:style-name="P14">It should eventually be possible to allow expressions to make references to local variables which are in scope at the trigger point as well as to method arguments. So, for example, if line 316 of method commit was preceded by a declaration for an <text:span text:style-name="Code_20_Text">int</text:span> variable with name <text:span text:style-name="Code_20_Text">idx</text:span> then it should be possible to refer to this variable in expressions using a local variable reference of the form <text:span text:style-name="Code_20_Text">$idx</text:span>. This reference would evaluate to the value of the local variable when the trigger point was reached.</text:p>
        </text:list-item>
      </text:list>
      <text:h text:style-name="Heading_20_2" text:outline-level="2">Rule Conditions</text:h>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LINE 316<text:line-break/>BIND<text:tab/>engine:CoordinatorEngine = $0,<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LINE 316<text:line-break/>BIND<text:tab/>engine:CoordinatorEngine = $0,<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text:soft-page-break/># condition example 3<text:line-break/>RULE countdown at commit<text:line-break/>CLASS com.arjuna.wst11.messaging.engines.CoordinatorEngine<text:line-break/>METHOD commit<text:line-break/>LINE 316<text:line-break/>BIND<text:tab/>engine:CoordinatorEngine = $0,<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h text:style-name="Heading_20_2" text:outline-level="2">Rule Actions</text:h>
      <text:p text:style-name="Text_20_body">Rule actions are either a rule expression or a return or throw expression or a comma-separated sequence of rule expressions, possibly ending with a return or throw expression. Rule expressions occurring in an action list may have arbitrary type, including void type.</text:p>
      <text:p text:style-name="Text_20_body">A return expressions is the <text:span text:style-name="Code_20_Text">return</text:span> keyword possibly followed by a rule expression which is used to compute a return value. A return expression causes a return from the triggering method so it must supply a return value if and only if the method is non void. If a return value is employed then the type checker will ensure that it's type is assignable to the return type of the trigger method.</text:p>
      <text:p text:style-name="Text_20_body">A throw expression is the <text:span text:style-name="Code_20_Text">throw</text:span> keyword followed by an exception constructor <text:bookmark-start text:name="DDE_LINK"/>expression<text:bookmark-end text:name="DDE_LINK"/>. An exception constructor expression is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text:p>
      <text:p text:style-name="Text_20_body">A throw expression causes an exception of the type named in the exception constructor to be created and thrown from the triggering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text:p>
      <text:p text:style-name="Text_20_body">An empty action list may be specified using the keyword <text:span text:style-name="Code_20_Text">NOTHING</text:span>. </text:p>
      <text:h text:style-name="Heading_20_1" text:outline-level="1">Rule Language Built-Ins</text:h>
      <text:p text:style-name="P2">The rule language provides a suite of built-in calls for use in rule expressions. Invocations of built-ins are written as simple method calls without a recipient (i.e. rather like static data calls). These are primarily intended for use in condition and action expressions but they may be called anywhere. <text:s/>They provide features which are designed to make it easy to perform complex tests, in particular to coordinate the actions of threads in multi-threaded applications. These features are not fixed in stone and the rule engine has been designed to ensure that new built-ins can easily be added as new requirements are identified.</text:p>
      <text:h text:style-name="Heading_20_2" text:outline-level="2"><text:soft-page-break/>Helpers and Built-In Operations</text:h>
      <text:p text:style-name="P2">The reason for employing a helper class to handle rule execution is that it locates in one place all the execution context for the triggered rule. This includes the current set of bindings and a back-link to the original rule and, from there, the triggering class and method. This also provides an opportunity for the helper class to supply the implementation of any built-in operations which may be desired in rule event bindings, conditions or actions.</text:p>
      <text:p text:style-name="P2">Built-in calls are written without a recipient as though they were invocations of a method on self. The rule engine identifies calls in this format and translates them to runtime invocations of helper class instance methods. So, for example, the helper class implements a method with signature</text:p>
      <text:p text:style-name="Code">boolean trace(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T3">debug</text:span> built-in is executed the rule engine calls the corresponding method of the current helper instance passing it the string <text:span text:style-name="Code_20_Text">“killing JVM”</text:span>. Method <text:span text:style-name="Code_20_Text">killJVM</text:span> is another built-in which is implemented by an instance method of class <text:span text:style-name="Code_20_Text">Rule.Helper</text:span>.</text:p>
      <text:p text:style-name="P1">Note that method debug has a boolean signature so that tracing can also be performed in rule conditions. This would normally occur in combination with a test of some bound variable or method parameter, for example:</text:p>
      <text:p text:style-name="Code">IF<text:tab/>participant.isRecovered()<text:line-break/><text:tab/>AND<text:line-break/><text:tab/>debug(“recovered participant “ + participant.getId())</text:p>
      <text:p text:style-name="P1">The rule language implementation automatically exposes all public instance methods of class <text:span text:style-name="Code_20_Text">Rule.Helper</text:span> as built-in operations. So when the rule type checker encounters an invocation of <text:span text:style-name="Code_20_Text">debug</text:span> with no recipient supplied it identifies that debug is a method of <text:s/>class and automatically type checks the call against this method. At execution time the call is executed by invoking the relevant implementation on the helper instance handling the rule trigger call.</text:p>
      <text:p text:style-name="P1">This feature allows additional built-ins to be added automatically to the rule engine by adding new instance methods. No changes are required to the parser, type checker and compiler in order for this to work.</text:p>
      <text:h text:style-name="Heading_20_2" text:outline-level="2">Countdowns</text:h>
      <text:p text:style-name="Text_20_body">The rule engine provides countdowns which can be used to ensure that rule actions triggered in one thread only occur after other rules have been triggered or fired <text:s/>a certain number of times. <text:bookmark-start text:name="DDE_LINK3"/>The API defined by the helper class is</text:p>
      <text:p text:style-name="Code">public boolean add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a pair of rules might use the recipient of their respective trigger methods as the identifier. A countdown created by the first rule would only be decremented when the second rule is triggered from a method call <text:soft-page-break/>with the same recipient. Countdowns created by invocations with alternative recipients would also match up accordingly. <text:s/>However, if the countdown were identified from both rules using a specific <text:span text:style-name="Code_20_Text">String</text:span> literal then the countdown created by the first rule would be decremented by the second rule irrespective of whether the trigger method calls were on related instances.</text:p>
      <text:p text:style-name="Text_20_body"><text:span text:style-name="Code_20_Text">add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add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a rule condition can only have one winner.</text:p>
      <text:h text:style-name="Heading_20_2" text:outline-level="2">Waiters</text:h>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Kill(Object identifier)</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determine the target of wait and signal operations. It is used to <text:s/>index private instances which manage the synchronization activity.</text:p>
      <text:p text:style-name="Text_20_body"><text:span text:style-name="Code_20_Text">waitFor</text:span> is intended for use in a rule action. It suspends the current thread until either a <text:span text:style-name="Code_20_Text">signalWake</text:span> or a <text:span text:style-name="Code_20_Text">signalKill</text:span> is called with the same identifier. In the former case the thread will continue processing any subsequent actions or will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for a signal associated with <text:span text:style-name="Code_20_Text">identifier</text:span>. It returns false if there are no threads waiting.</text:p>
      <text:p text:style-name="Text_20_body"><text:span text:style-name="Code_20_Text">signalWake</text:span> is intended for use in rule conditions or actions. If there are threads waiting <text:soft-page-break/>for a signal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Kill</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h text:style-name="Heading_20_2" text:outline-level="2">Flags</text:h>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with countdowns,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p text:style-name="Text_20_body">Note a flag is semantically equivalent to a countdown created with count 0.</text:p>
      <text:h text:style-name="Heading_20_2" text:outline-level="2">Tracing</text:h>
      <text:p text:style-name="Text_20_body">The rule engine currently provides a single tracing call.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h text:style-name="Heading_20_2" text:outline-level="2">Aborting Execution</text:h>
      <text:p text:style-name="Text_20_body">The rule engine provides two built-ins for use in rule actions which allow execution of the triggering method to be aborted. The API defined by the helper class is</text:p>
      <text:p text:style-name="Code">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oft-page-break/><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h text:style-name="Heading_20_2" text:outline-level="2">Other Builtins</text:h>
      <text:p text:style-name="P1">It is intended to implement a rendezvous API along the following lines:</text:p>
      <text:p text:style-name="Code">public boolean rendezvous(Object identifier, int count)<text:line-break/>public int rendezvousCount(Object identifier)<text:line-break/>public int rendezvousLimit(Object identifier)</text:p>
      <text:p text:style-name="P1"><text:span text:style-name="Code_20_Text">rendezvous</text:span> will cause the current thread to suspend until <text:span text:style-name="Code_20_Text">count</text:span> other threads have arrived at the rendezvous identified by <text:s/><text:span text:style-name="Code_20_Text">identifier</text:span>, at which point it will return <text:span text:style-name="Code_20_Text">true</text:span>. If count is less than <text:span text:style-name="Code_20_Text">1</text:span> or if other threads are waiting for the rendezvous under a different count then it will return <text:span text:style-name="Code_20_Text">false</text:span>. Note that it is legitimate (although pathological) to supply a count of <text:span text:style-name="Code_20_Text">1</text:span>. In this latter case the rendezvous call will return true without waiting.</text:p>
      <text:p text:style-name="P1"><text:span text:style-name="Code_20_Text">getRendezvous</text:span> will return the number of threads waiting at the rendezvous identified by <text:span text:style-name="Code_20_Text">identifier</text:span> or 0 if no threads are currently waiting.</text:p>
      <text:p text:style-name="P1">rendezvousLimit will return the count associated with the rendezvous identified by <text:span text:style-name="Code_20_Text">identifier</text:span> or <text:span text:style-name="Code_20_Text">0</text:span> if no threads are currently waiting.</text:p>
      <text:h text:style-name="Heading_20_1" text:outline-level="1">Using The Orchestration Package</text:h>
      <text:h text:style-name="Heading_20_2" text:outline-level="2">Obtaining the sources</text:h>
      <text:p text:style-name="P1">The orchestration package sources are available from the JBossTS SVN repository located under directory workspace/adinn/orchestration (they will have to move to trunk at some point). The source tree includes an ext directory containing the external antlr and ObjectWeb asm jars needed by the agent and rule code.</text:p>
      <text:p text:style-name="P1">The package includes some sample rule scripts located in directory <text:s/>dd/scripts.</text:p>
      <text:h text:style-name="Heading_20_2" text:outline-level="2">Building the package</text:h>
      <text:p text:style-name="P1">The package builds to produce a single jar in build/lib/orchestration.jar. This jar contains the Java agent and rule engine code. This jar currently also bundles in the contents of the external antlr and ObjectWeb asm package libraries for ease of use. These could be unbundled so long as they are available in the classpath of the JVM being used to run the test application and the rule code. </text:p>
      <text:p text:style-name="P1">The top level directory contains a file build.xml with default target. 'jar' which builds the orchestration jar. Other useful targets include 'parser' which rebuilds the antlr parser from the garmmar rules in dd/grammar and 'TestScript', which compiels and runs program TestScript.java. This is an offline type checker which parses and then type checks the rules defined in file handler.txt in the top level directory. Note that the latter target requires any classes mentioned in the rules to be in the class path of the TestScript program so it may be necessary to edit the rules in build.xml to get this to work.</text:p>
      <text:h text:style-name="Heading_20_2" text:outline-level="2">Using The Package</text:h>
      <text:p text:style-name="P1">Using the package is refreshingly simple in that it only requires pointing the JVM at the agent code in the jar and at the script files containing the orchestration rules. This is <text:soft-page-break/>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2">(=script:</text:span></text:span><text:span text:style-name="Code_20_Text"><text:span text:style-name="T1">agentscript</text:span></text:span><text:span text:style-name="Code_20_Text"><text:span text:style-name="T2">)+</text:span></text:span></text:p>
      <text:p text:style-name="P1">This is a standard option for JDK 1.5 and upwards.</text:p>
      <text:p text:style-name="P1"><text:span text:style-name="Code_20_Text"><text:span text:style-name="T1">agentlib</text:span></text:span> is a path to the orchestration jar. The build process inserts a metadata file in the jar which allows the JVM to identify the agent program entry point so eberthing else si shrink-wrapped.</text:p>
      <text:p text:style-name="P1"><text:span text:style-name="Code_20_Text"><text:span text:style-name="T1">agentscript</text:span></text:span> is a path to a rule script to be used during the JVM run. Multiple scripts may be provided (the brackets and + sign are regexp syntax and do not actually appear in the command flag). The name of each script file is separated from the agentlib file or preceding script file names by an <text:span text:style-name="Code_20_Text">=script:</text:span>separator string. For example, setting</text:p>
      <text:p text:style-name="Code"><text:span text:style-name="Code_20_Text">export JAVA_OPTS="-javaagent:${HOME}/jboss/workspace/adinn/<text:line-break/>orchestration/build/lib/orchestration.jar=script:${HOME}/j<text:line-break/>boss/workspace/adinn/orchestration/dd/scripts/HeuristicSave<text:line-break/>AndRecover.txt"</text:span></text:p>
      <text:p text:style-name="Text_20_body">will cause the JVM (and indeed JBoss AS) to pick up the jar file from the build directory and use the script provided in the dd direc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Courier New"/>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arj-legal" style:family="paragraph" style:parent-style-name="Standard">
      <style:paragraph-properties fo:margin-left="0in" fo:margin-right="0in" fo:text-align="start" style:justify-single-word="false" fo:text-indent="0in" style:auto-text-indent="fals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Courier New"/>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Andrew Dinn</meta:initial-creator>
    <meta:creation-date>2008-09-25T16:33:44</meta:creation-date>
    <dc:creator>Andrew Dinn</dc:creator>
    <dc:date>2008-10-01T17:02:41</dc:date>
    <meta:printed-by>Andrew Dinn</meta:printed-by>
    <meta:print-date>2008-09-26T17:21:42</meta:print-date>
    <meta:editing-cycles>16</meta:editing-cycles>
    <meta:editing-duration>PT9H0M42S</meta:editing-duration>
    <meta:user-defined meta:name="Info 1"/>
    <meta:user-defined meta:name="Info 2"/>
    <meta:user-defined meta:name="Info 3"/>
    <meta:user-defined meta:name="Info 4"/>
    <meta:document-statistic meta:table-count="0" meta:image-count="0" meta:object-count="0" meta:page-count="15" meta:paragraph-count="173" meta:word-count="5433" meta:character-count="33854"/>
  </office:meta>
</office:document-meta>
</file>